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52698" officeooo:paragraph-rsid="00052698"/>
    </style:style>
    <style:style style:name="P2" style:family="paragraph" style:parent-style-name="Standard">
      <style:text-properties officeooo:rsid="00052698" officeooo:paragraph-rsid="000b3311"/>
    </style:style>
    <style:style style:name="P3" style:family="paragraph" style:parent-style-name="Standard">
      <style:text-properties officeooo:rsid="000b3311" officeooo:paragraph-rsid="000b3311"/>
    </style:style>
    <style:style style:name="P4" style:family="paragraph" style:parent-style-name="Standard">
      <style:text-properties officeooo:rsid="000777a2" officeooo:paragraph-rsid="000b3311"/>
    </style:style>
    <style:style style:name="P5" style:family="paragraph" style:parent-style-name="Standard">
      <style:text-properties officeooo:rsid="002220e5" officeooo:paragraph-rsid="002220e5"/>
    </style:style>
    <style:style style:name="P6" style:family="paragraph" style:parent-style-name="Standard">
      <style:paragraph-properties fo:margin-left="0in" fo:margin-right="0in" fo:orphans="2" fo:widows="2" fo:text-indent="0in" style:auto-text-indent="false"/>
      <style:text-properties officeooo:rsid="000777a2"/>
    </style:style>
    <style:style style:name="P7" style:family="paragraph" style:parent-style-name="Standard">
      <style:text-properties officeooo:rsid="000b3311" officeooo:paragraph-rsid="00237410"/>
    </style:style>
    <style:style style:name="P8" style:family="paragraph" style:parent-style-name="Standard" style:list-style-name="L1">
      <style:text-properties officeooo:rsid="000b3311" officeooo:paragraph-rsid="00237410"/>
    </style:style>
    <style:style style:name="P9" style:family="paragraph" style:parent-style-name="Standard" style:list-style-name="L1">
      <style:text-properties officeooo:rsid="000b3311" officeooo:paragraph-rsid="0023fabd"/>
    </style:style>
    <style:style style:name="P10" style:family="paragraph" style:parent-style-name="Standard">
      <style:text-properties officeooo:rsid="000777a2" officeooo:paragraph-rsid="000777a2"/>
    </style:style>
    <style:style style:name="P11" style:family="paragraph" style:parent-style-name="Standard">
      <style:text-properties officeooo:rsid="002054a1" officeooo:paragraph-rsid="002054a1"/>
    </style:style>
    <style:style style:name="P12" style:family="paragraph" style:parent-style-name="Standard">
      <style:text-properties officeooo:rsid="0023fabd" officeooo:paragraph-rsid="0023fabd"/>
    </style:style>
    <style:style style:name="T1" style:family="text">
      <style:text-properties officeooo:rsid="000b3311"/>
    </style:style>
    <style:style style:name="T2" style:family="text">
      <style:text-properties officeooo:rsid="000cdd6b"/>
    </style:style>
    <style:style style:name="T3" style:family="text">
      <style:text-properties officeooo:rsid="0010cc6a"/>
    </style:style>
    <style:style style:name="T4" style:family="text">
      <style:text-properties officeooo:rsid="00166285"/>
    </style:style>
    <style:style style:name="T5" style:family="text">
      <style:text-properties officeooo:rsid="00168adb"/>
    </style:style>
    <style:style style:name="T6" style:family="text">
      <style:text-properties officeooo:rsid="00195d33"/>
    </style:style>
    <style:style style:name="T7" style:family="text">
      <style:text-properties officeooo:rsid="0020c775"/>
    </style:style>
    <style:style style:name="T8" style:family="text">
      <style:text-properties officeooo:rsid="00222651"/>
    </style:style>
    <style:style style:name="T9" style:family="text">
      <style:text-properties officeooo:rsid="00237410"/>
    </style:style>
    <style:style style:name="T10" style:family="text">
      <style:text-properties officeooo:rsid="0023fabd"/>
    </style:style>
    <style:style style:name="T11" style:family="text">
      <style:text-properties officeooo:rsid="0024179f"/>
    </style:style>
    <style:style style:name="T12" style:family="text">
      <style:text-properties fo:font-style="italic" officeooo:rsid="0024179f" style:font-style-asian="italic" style:font-style-complex="italic"/>
    </style:style>
    <style:style style:name="T13" style:family="text">
      <style:text-properties fo:font-style="normal" officeooo:rsid="0024179f"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ject</text:span>:<text:tab/>Applications of a Cortical Algorithm to image recognition</text:p>
      <text:p text:style-name="P1">Scholar:<text:tab/>Savanna Smith</text:p>
      <text:p text:style-name="P1">Mentor: <text:tab/>Arthur Edwards</text:p>
      <text:p text:style-name="P3">Program:<text:tab/>AFRL Scholars</text:p>
      <text:p text:style-name="P3">School:<text:tab/>University of Connecticut</text:p>
      <text:p text:style-name="P1"/>
      <text:p text:style-name="P4">The goal <text:span text:style-name="T1">of this project </text:span>is to <text:span text:style-name="T4">apply </text:span>a cortical algorithm that learns star-field transformations. <text:span text:style-name="T5">Given an image frame, t</text:span>he algorithm should be able to predict <text:span text:style-name="T5">star locations in the following frame, </text:span>regardless of the transformation (direction and orientation of camera movement). <text:s/>Further<text:span text:style-name="T9">more</text:span>, if the model encounters an unexpected object from its prediction, it <text:span text:style-name="T9">will be considered</text:span> an anomaly. </text:p>
      <text:p text:style-name="P6"/>
      <text:p text:style-name="P7">My tasks are to:</text:p>
      <text:list xml:id="list1825413689565415119" text:style-name="L1">
        <text:list-item>
          <text:p text:style-name="P8"><text:span text:style-name="T10">C</text:span>reate the <text:span text:style-name="T5">artificial </text:span>data set of <text:span text:style-name="T5">9000 </text:span>stars <text:span text:style-name="T5">with magnitudes that follow a Gaussian distribution.</text:span></text:p>
        </text:list-item>
        <text:list-item>
          <text:p text:style-name="P8"><text:span text:style-name="T10">Create a series of successive image frames.</text:span></text:p>
        </text:list-item>
        <text:list-item>
          <text:p text:style-name="P9"><text:span text:style-name="T10">Transform these into a pixel set. </text:span></text:p>
        </text:list-item>
        <text:list-item>
          <text:p text:style-name="P9"><text:span text:style-name="T10">T</text:span>rain our data with petavision <text:span text:style-name="T8">[1]</text:span> <text:span text:style-name="T6">using a sparse representation [2].</text:span></text:p>
        </text:list-item>
        <text:list-item>
          <text:p text:style-name="P8"><text:span text:style-name="T10">I</text:span>mplement other classification techniques for comparison. <text:s/></text:p>
        </text:list-item>
      </text:list>
      <text:p text:style-name="P10"/>
      <text:p text:style-name="P3">I <text:span text:style-name="T9">will c</text:span>omplete <text:span text:style-name="T9">a couple group presentations throughout the summer and I am hoping to present during the poster session. All of my duties are related to the project.</text:span> </text:p>
      <text:p text:style-name="P3"/>
      <text:p text:style-name="P3">I’m <text:span text:style-name="T2">most </text:span>looking forward to <text:span text:style-name="T3">learning and applying algorithms and theory to a real-world space-related problem. I will gain a lot of valuable experience in computer vision and cortical algorithms during this internship as well as social connections, writing and presentation practice, and insight into what I’d like to do upon graduation.</text:span></text:p>
      <text:p text:style-name="P3"/>
      <text:p text:style-name="P5">References</text:p>
      <text:p text:style-name="P11"><text:span text:style-name="T7">1. </text:span><text:a xlink:type="simple" xlink:href="https://petavision.github.io/" text:style-name="Internet_20_link" text:visited-style-name="Visited_20_Internet_20_Link">https://petavision.github.io/</text:a></text:p>
      <text:p text:style-name="P12">2. C. Rozell, D. Johnson, R. Baraniuk, B. Olshausen, “Locally Competitive Algorithms For Sparse Approximation,” <text:span text:style-name="T12">Image Processing, 2007</text:span><text:span text:style-name="T13">. ICIP 2007, IEEE International Confer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1:20:27.289511674</meta:creation-date>
    <dc:date>2017-06-01T07:38:48.130568669</dc:date>
    <meta:editing-duration>PT1H9M17S</meta:editing-duration>
    <meta:editing-cycles>26</meta:editing-cycles>
    <meta:generator>LibreOffice/5.2.7.2$Linux_X86_64 LibreOffice_project/20$Build-2</meta:generator>
    <meta:document-statistic meta:table-count="0" meta:image-count="0" meta:object-count="0" meta:page-count="1" meta:paragraph-count="17" meta:word-count="242" meta:character-count="1609" meta:non-whitespace-character-count="1382"/>
  </office:meta>
</office:document-meta>
</file>